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dbc" officeooo:paragraph-rsid="00176dbc"/>
    </style:style>
    <style:style style:name="P2" style:family="paragraph" style:parent-style-name="Standard">
      <style:text-properties officeooo:rsid="0019e9af" officeooo:paragraph-rsid="0019e9af"/>
    </style:style>
    <style:style style:name="P3" style:family="paragraph" style:parent-style-name="Standard">
      <style:text-properties officeooo:rsid="001bf350" officeooo:paragraph-rsid="001bf350"/>
    </style:style>
    <style:style style:name="P4" style:family="paragraph" style:parent-style-name="Standard">
      <style:text-properties officeooo:rsid="001d8dd0" officeooo:paragraph-rsid="001d8dd0"/>
    </style:style>
    <style:style style:name="P5" style:family="paragraph" style:parent-style-name="Standard">
      <style:text-properties fo:font-style="italic" officeooo:rsid="001d8dd0" officeooo:paragraph-rsid="001d8dd0" style:font-style-asian="italic" style:font-style-complex="italic"/>
    </style:style>
    <style:style style:name="P6" style:family="paragraph" style:parent-style-name="Standard">
      <style:text-properties officeooo:rsid="00257e76" officeooo:paragraph-rsid="00281ea9"/>
    </style:style>
    <style:style style:name="P7" style:family="paragraph" style:parent-style-name="Standard">
      <style:text-properties officeooo:rsid="002ce049" officeooo:paragraph-rsid="002ce049"/>
    </style:style>
    <style:style style:name="P8" style:family="paragraph" style:parent-style-name="Standard">
      <style:text-properties officeooo:rsid="002d6afd" officeooo:paragraph-rsid="002d6afd"/>
    </style:style>
    <style:style style:name="P9" style:family="paragraph" style:parent-style-name="Standard" style:list-style-name="L1">
      <style:text-properties officeooo:rsid="00257e76" officeooo:paragraph-rsid="00281ea9"/>
    </style:style>
    <style:style style:name="P10" style:family="paragraph" style:parent-style-name="Standard" style:list-style-name="L1">
      <style:text-properties officeooo:rsid="00281ea9" officeooo:paragraph-rsid="00281ea9"/>
    </style:style>
    <style:style style:name="P11" style:family="paragraph" style:parent-style-name="Standard" style:list-style-name="L2">
      <style:text-properties officeooo:rsid="002dad61" officeooo:paragraph-rsid="002dad61"/>
    </style:style>
    <style:style style:name="P12" style:family="paragraph" style:parent-style-name="Standard" style:list-style-name="L2">
      <style:text-properties officeooo:rsid="002f9529" officeooo:paragraph-rsid="002f9529"/>
    </style:style>
    <style:style style:name="P13" style:family="paragraph" style:parent-style-name="Standard" style:list-style-name="L3">
      <style:text-properties officeooo:rsid="001d8dd0" officeooo:paragraph-rsid="00176dbc"/>
    </style:style>
    <style:style style:name="P14" style:family="paragraph" style:parent-style-name="Standard" style:list-style-name="L3">
      <style:text-properties officeooo:rsid="001d8dd0" officeooo:paragraph-rsid="001d8dd0"/>
    </style:style>
    <style:style style:name="P15" style:family="paragraph" style:parent-style-name="Standard" style:list-style-name="L4">
      <style:text-properties officeooo:rsid="001d8dd0" officeooo:paragraph-rsid="001d8dd0"/>
    </style:style>
    <style:style style:name="P16" style:family="paragraph" style:parent-style-name="Standard" style:list-style-name="L4">
      <style:text-properties officeooo:rsid="001d8dd0" officeooo:paragraph-rsid="0029b441"/>
    </style:style>
    <style:style style:name="P17" style:family="paragraph" style:parent-style-name="Standard" style:list-style-name="L6">
      <style:text-properties officeooo:rsid="001d8dd0" officeooo:paragraph-rsid="001d8dd0"/>
    </style:style>
    <style:style style:name="P18" style:family="paragraph" style:parent-style-name="Standard" style:list-style-name="L3">
      <style:text-properties officeooo:rsid="00176dbc" officeooo:paragraph-rsid="00176dbc"/>
    </style:style>
    <style:style style:name="P19" style:family="paragraph" style:parent-style-name="Standard" style:list-style-name="L3">
      <style:text-properties officeooo:rsid="001b89a0" officeooo:paragraph-rsid="001b89a0"/>
    </style:style>
    <style:style style:name="P20" style:family="paragraph" style:parent-style-name="Standard" style:list-style-name="L3">
      <style:text-properties officeooo:rsid="0024cdce" officeooo:paragraph-rsid="0024cdce"/>
    </style:style>
    <style:style style:name="P21" style:family="paragraph" style:parent-style-name="Standard" style:list-style-name="L3">
      <style:text-properties officeooo:rsid="00261ffe" officeooo:paragraph-rsid="00261ffe"/>
    </style:style>
    <style:style style:name="P22" style:family="paragraph" style:parent-style-name="Standard" style:list-style-name="L3">
      <style:text-properties officeooo:rsid="0019e9af" officeooo:paragraph-rsid="0019e9af"/>
    </style:style>
    <style:style style:name="P23" style:family="paragraph" style:parent-style-name="Standard">
      <style:text-properties officeooo:rsid="0019e9af" officeooo:paragraph-rsid="00176dbc"/>
    </style:style>
    <style:style style:name="P24" style:family="paragraph" style:parent-style-name="Standard" style:list-style-name="L3">
      <style:text-properties officeooo:rsid="001bf350" officeooo:paragraph-rsid="001bf350"/>
    </style:style>
    <style:style style:name="P25" style:family="paragraph" style:parent-style-name="Standard">
      <style:text-properties fo:font-style="italic" officeooo:rsid="00207dad" officeooo:paragraph-rsid="00224d6a" style:font-style-asian="italic" style:font-style-complex="italic"/>
    </style:style>
    <style:style style:name="P26" style:family="paragraph" style:parent-style-name="Standard">
      <style:text-properties fo:font-style="italic" officeooo:rsid="001d8dd0" officeooo:paragraph-rsid="001d8dd0" style:font-style-asian="italic" style:font-style-complex="italic"/>
    </style:style>
    <style:style style:name="P27" style:family="paragraph" style:parent-style-name="Standard">
      <style:text-properties officeooo:rsid="00207dad" officeooo:paragraph-rsid="00224d6a"/>
    </style:style>
    <style:style style:name="P28" style:family="paragraph" style:parent-style-name="Standard" style:list-style-name="L4">
      <style:text-properties officeooo:paragraph-rsid="00207dad"/>
    </style:style>
    <style:style style:name="P29" style:family="paragraph" style:parent-style-name="Standard">
      <style:text-properties officeooo:rsid="00224d6a" officeooo:paragraph-rsid="001d8dd0"/>
    </style:style>
    <style:style style:name="P30" style:family="paragraph" style:parent-style-name="Standard" style:list-style-name="L5">
      <style:text-properties officeooo:rsid="00224dc3" officeooo:paragraph-rsid="00224dc3"/>
    </style:style>
    <style:style style:name="P31" style:family="paragraph" style:parent-style-name="Standard" style:list-style-name="L7">
      <style:text-properties officeooo:rsid="001e602e" officeooo:paragraph-rsid="001e602e"/>
    </style:style>
    <style:style style:name="P32" style:family="paragraph" style:parent-style-name="Standard" style:list-style-name="L1">
      <style:text-properties officeooo:rsid="00317147" officeooo:paragraph-rsid="00317147"/>
    </style:style>
    <style:style style:name="P33" style:family="paragraph" style:parent-style-name="Standard" style:list-style-name="L3">
      <style:text-properties officeooo:rsid="003348be" officeooo:paragraph-rsid="003348be"/>
    </style:style>
    <style:style style:name="T1" style:family="text">
      <style:text-properties officeooo:rsid="001d8dd0"/>
    </style:style>
    <style:style style:name="T2" style:family="text">
      <style:text-properties fo:font-weight="bold" officeooo:rsid="00207dad" style:font-weight-asian="bold" style:font-weight-complex="bold"/>
    </style:style>
    <style:style style:name="T3" style:family="text">
      <style:text-properties fo:font-weight="bold" officeooo:rsid="002d6afd" style:font-weight-asian="bold" style:font-weight-complex="bold"/>
    </style:style>
    <style:style style:name="T4" style:family="text">
      <style:text-properties fo:font-weight="bold" officeooo:rsid="003348be" style:font-weight-asian="bold" style:font-weight-complex="bold"/>
    </style:style>
    <style:style style:name="T5" style:family="text">
      <style:text-properties officeooo:rsid="00224d6a"/>
    </style:style>
    <style:style style:name="T6" style:family="text">
      <style:text-properties officeooo:rsid="0028022b"/>
    </style:style>
    <style:style style:name="T7" style:family="text">
      <style:text-properties officeooo:rsid="002d6afd"/>
    </style:style>
    <style:style style:name="T8" style:family="text">
      <style:text-properties officeooo:rsid="002f79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ATEGY </text:p>
      <text:p text:style-name="P1">======== </text:p>
      <text:p text:style-name="P1"/>
      <text:p text:style-name="P6">Update other-country model:</text:p>
      <text:list xml:id="list4046402938645784896" text:style-name="L1">
        <text:list-item>
          <text:p text:style-name="P9">When they do an action to you</text:p>
        </text:list-item>
        <text:list-item>
          <text:p text:style-name="P32">when we do an action toward them (update meta-model)</text:p>
        </text:list-item>
        <text:list-item>
          <text:p text:style-name="P9">When they do an action toward your ally</text:p>
        </text:list-item>
        <text:list-item>
          <text:p text:style-name="P10">When they declare war</text:p>
        </text:list-item>
      </text:list>
      <text:p text:style-name="P1"/>
      <text:p text:style-name="P7">Strategy Methods:</text:p>
      <text:p text:style-name="P1"/>
      <text:p text:style-name="P1">input : our view <text:span text:style-name="T6">of ourselves, our view of another country</text:span> </text:p>
      <text:p text:style-name="P1">output: a <text:span text:style-name="T6">designation of your relationship with that country</text:span></text:p>
      <text:p text:style-name="P1"/>
      <text:p text:style-name="P8">in between:</text:p>
      <text:list xml:id="list1091668120831510934" text:style-name="L2">
        <text:list-item>
          <text:p text:style-name="P11">compare resources</text:p>
        </text:list-item>
        <text:list-item>
          <text:p text:style-name="P11">compare <text:span text:style-name="T8">allies</text:span></text:p>
        </text:list-item>
        <text:list-item>
          <text:p text:style-name="P12">examine their meta-model for what they think of you </text:p>
        </text:list-item>
        <text:list-item>
          <text:p text:style-name="P12">examine their past actions toward you</text:p>
        </text:list-item>
      </text:list>
      <text:p text:style-name="P1"/>
      <text:p text:style-name="P1">Strategies (sub-bullets are potential action items):</text:p>
      <text:list xml:id="list8166007114767220541" text:style-name="L3">
        <text:list-item>
          <text:p text:style-name="P13">enemy </text:p>
          <text:list>
            <text:list-item>
              <text:p text:style-name="P18">attack them</text:p>
            </text:list-item>
            <text:list-item>
              <text:p text:style-name="P18">deceive them</text:p>
              <text:list>
                <text:list-item>
                  <text:p text:style-name="P19">give gift</text:p>
                </text:list-item>
              </text:list>
            </text:list-item>
            <text:list-item>
              <text:p text:style-name="P18">attack their allies</text:p>
            </text:list-item>
            <text:list-item>
              <text:p text:style-name="P14">defend yourself</text:p>
            </text:list-item>
            <text:list-item>
              <text:p text:style-name="P18">gather intelligence on them</text:p>
              <text:list>
                <text:list-item>
                  <text:p text:style-name="P19">explore past actions toward other countries</text:p>
                </text:list-item>
                <text:list-item>
                  <text:p text:style-name="P20">change your model of them</text:p>
                </text:list-item>
              </text:list>
            </text:list-item>
          </text:list>
        </text:list-item>
        <text:list-item>
          <text:p text:style-name="P21">subordinate</text:p>
          <text:list>
            <text:list-item>
              <text:p text:style-name="P21">attack</text:p>
            </text:list-item>
            <text:list-item>
              <text:p text:style-name="P21">demand tribute</text:p>
            </text:list-item>
            <text:list-item>
              <text:p text:style-name="P33">ignore/gather intelligence</text:p>
            </text:list-item>
            <text:list-item>
              <text:p text:style-name="P21">give aid </text:p>
            </text:list-item>
          </text:list>
        </text:list-item>
        <text:list-item>
          <text:p text:style-name="P18">ally </text:p>
          <text:list>
            <text:list-item>
              <text:p text:style-name="P22">attack their enemies</text:p>
            </text:list-item>
            <text:list-item>
              <text:p text:style-name="P22"><text:span text:style-name="T6">give</text:span> gift</text:p>
            </text:list-item>
          </text:list>
        </text:list-item>
        <text:list-item>
          <text:p text:style-name="P18">neutrality </text:p>
          <text:list>
            <text:list-item>
              <text:p text:style-name="P24">nothing</text:p>
            </text:list-item>
          </text:list>
        </text:list-item>
      </text:list>
      <text:p text:style-name="P3"/>
      <text:p text:style-name="P3"><text:span text:style-name="T3">How We</text:span><text:span text:style-name="T2"> </text:span><text:span text:style-name="T4">Decide </text:span><text:span text:style-name="T2">Actions</text:span>: <text:span text:style-name="T7">(with our view of ourselves, our view of them</text:span> </text:p>
      <text:p text:style-name="P3"/>
      <text:p text:style-name="P25">Go through allies:</text:p>
      <text:p text:style-name="P27">If you're an interventionist:</text:p>
      <text:list xml:id="list8816772099159461155" text:style-name="L4">
        <text:list-item>
          <text:p text:style-name="P15">If an ally has only a small amount of money, give them money</text:p>
        </text:list-item>
        <text:list-item>
          <text:p text:style-name="P15"><text:soft-page-break/>If an ally is at war and the enemy is much stronger than you, give money to ally</text:p>
        </text:list-item>
        <text:list-item>
          <text:p text:style-name="P28"><text:span text:style-name="T1">If an ally is at war and the enemy is not stronger than you, give some people to ally and gather intelligence</text:span></text:p>
        </text:list-item>
        <text:list-item>
          <text:p text:style-name="P16">If an ally is at war and the enemy is not stronger than you and you're aggressive and confident, declare war on country</text:p>
        </text:list-item>
      </text:list>
      <text:p text:style-name="P29">If you're an isolationist:</text:p>
      <text:list xml:id="list6975571826097432233" text:style-name="L5">
        <text:list-item>
          <text:p text:style-name="P30">Wish them well</text:p>
        </text:list-item>
      </text:list>
      <text:p text:style-name="P4"/>
      <text:p text:style-name="P5">Go through aid</text:p>
      <text:p text:style-name="P4">If you're an interventionist:</text:p>
      <text:list xml:id="list7908365960746134642" text:style-name="L6">
        <text:list-item>
          <text:p text:style-name="P17">Give one one-billionth of your total wealth to that country</text:p>
        </text:list-item>
        <text:list-item>
          <text:p text:style-name="P17">Assume they're becoming like you</text:p>
        </text:list-item>
      </text:list>
      <text:p text:style-name="P4">If you're an isolationist:</text:p>
      <text:list xml:id="list6882287066960401956" text:style-name="L7">
        <text:list-item>
          <text:p text:style-name="P31">Do nothing</text:p>
        </text:list-item>
      </text:list>
      <text:p text:style-name="P4"/>
      <text:p text:style-name="P5">Go through <text:span text:style-name="T5">enemies</text:span></text:p>
      <text:p text:style-name="P1"/>
      <text:p text:style-name="P1"/>
      <text:p text:style-name="P23">Diplomacy Queue: <text:s text:c="2"/></text:p>
      <text:p text:style-name="P2">Self Queu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6:41:35.638383008</meta:creation-date>
    <dc:date>2015-05-09T17:26:45.751991596</dc:date>
    <meta:editing-duration>PT40M45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298" meta:character-count="1568" meta:non-whitespace-character-count="1345"/>
  </office:meta>
</office:document-meta>
</file>